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ef31e"/>
    </style:style>
    <style:style style:name="P2" style:family="paragraph" style:parent-style-name="Heading_20_3">
      <style:text-properties officeooo:paragraph-rsid="001ef31e"/>
    </style:style>
    <style:style style:name="P3" style:family="paragraph" style:parent-style-name="Horizontal_20_Line">
      <style:text-properties officeooo:paragraph-rsid="001ef31e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Preformatted_20_Text" style:list-style-name="L2"/>
    <style:style style:name="P6" style:family="paragraph" style:parent-style-name="Preformatted_20_Text" style:list-style-name="L2">
      <style:paragraph-properties fo:margin-top="0cm" fo:margin-bottom="0.499cm" style:contextual-spacing="false"/>
    </style:style>
    <style:style style:name="P7" style:family="paragraph" style:parent-style-name="Preformatted_20_Text" style:list-style-name="L3"/>
    <style:style style:name="P8" style:family="paragraph" style:parent-style-name="Preformatted_20_Text" style:list-style-name="L3">
      <style:paragraph-properties fo:margin-top="0cm" fo:margin-bottom="0.499cm" style:contextual-spacing="false"/>
    </style:style>
    <style:style style:name="P9" style:family="paragraph" style:parent-style-name="Preformatted_20_Text" style:list-style-name="L4"/>
    <style:style style:name="P10" style:family="paragraph" style:parent-style-name="Preformatted_20_Text" style:list-style-name="L4">
      <style:paragraph-properties fo:margin-top="0cm" fo:margin-bottom="0.499cm" style:contextual-spacing="false"/>
    </style:style>
    <style:style style:name="P11" style:family="paragraph" style:parent-style-name="Preformatted_20_Text" style:list-style-name="L5"/>
    <style:style style:name="P12" style:family="paragraph" style:parent-style-name="Preformatted_20_Text" style:list-style-name="L5">
      <style:paragraph-properties fo:margin-top="0cm" fo:margin-bottom="0.499cm" style:contextual-spacing="false"/>
    </style:style>
    <style:style style:name="P13" style:family="paragraph" style:parent-style-name="Preformatted_20_Text" style:list-style-name="L6"/>
    <style:style style:name="P14" style:family="paragraph" style:parent-style-name="Preformatted_20_Text" style:list-style-name="L6">
      <style:paragraph-properties fo:margin-top="0cm" fo:margin-bottom="0.499cm" style:contextual-spacing="false"/>
    </style:style>
    <style:style style:name="P15" style:family="paragraph" style:parent-style-name="Preformatted_20_Text" style:list-style-name="L7"/>
    <style:style style:name="P16" style:family="paragraph" style:parent-style-name="Preformatted_20_Text" style:list-style-name="L7">
      <style:paragraph-properties fo:margin-top="0cm" fo:margin-bottom="0.499cm" style:contextual-spacing="false"/>
    </style:style>
    <style:style style:name="P17" style:family="paragraph" style:parent-style-name="Preformatted_20_Text" style:list-style-name="L8"/>
    <style:style style:name="P18" style:family="paragraph" style:parent-style-name="Preformatted_20_Text" style:list-style-name="L8">
      <style:paragraph-properties fo:margin-top="0cm" fo:margin-bottom="0.499cm" style:contextual-spacing="false"/>
    </style:style>
    <style:style style:name="P19" style:family="paragraph" style:parent-style-name="Preformatted_20_Text" style:list-style-name="L8">
      <style:paragraph-properties fo:margin-top="0cm" fo:margin-bottom="0.499cm" style:contextual-spacing="false"/>
      <style:text-properties officeooo:paragraph-rsid="001ef31e"/>
    </style:style>
    <style:style style:name="P20" style:family="paragraph" style:parent-style-name="Preformatted_20_Text" style:list-style-name="L8">
      <style:text-properties officeooo:paragraph-rsid="001ef31e"/>
    </style:style>
    <style:style style:name="P21" style:family="paragraph" style:parent-style-name="Text_20_body" style:list-style-name="L1">
      <style:paragraph-properties fo:margin-top="0cm" fo:margin-bottom="0cm" style:contextual-spacing="false"/>
    </style:style>
    <style:style style:name="P22" style:family="paragraph" style:parent-style-name="Text_20_body" style:list-style-name="L1">
      <style:text-properties officeooo:paragraph-rsid="001ef31e"/>
    </style:style>
    <style:style style:name="P23" style:family="paragraph" style:parent-style-name="Text_20_body" style:list-style-name="L2"/>
    <style:style style:name="P24" style:family="paragraph" style:parent-style-name="Text_20_body" style:list-style-name="L2">
      <style:paragraph-properties fo:margin-top="0cm" fo:margin-bottom="0cm" style:contextual-spacing="false"/>
    </style:style>
    <style:style style:name="P25" style:family="paragraph" style:parent-style-name="Text_20_body" style:list-style-name="L3"/>
    <style:style style:name="P26" style:family="paragraph" style:parent-style-name="Text_20_body" style:list-style-name="L4"/>
    <style:style style:name="P27" style:family="paragraph" style:parent-style-name="Text_20_body" style:list-style-name="L4">
      <style:paragraph-properties fo:margin-top="0cm" fo:margin-bottom="0cm" style:contextual-spacing="false"/>
    </style:style>
    <style:style style:name="P28" style:family="paragraph" style:parent-style-name="Text_20_body" style:list-style-name="L5"/>
    <style:style style:name="P29" style:family="paragraph" style:parent-style-name="Text_20_body" style:list-style-name="L5">
      <style:paragraph-properties fo:margin-top="0cm" fo:margin-bottom="0cm" style:contextual-spacing="false"/>
    </style:style>
    <style:style style:name="P30" style:family="paragraph" style:parent-style-name="Text_20_body" style:list-style-name="L6"/>
    <style:style style:name="P31" style:family="paragraph" style:parent-style-name="Text_20_body" style:list-style-name="L7"/>
    <style:style style:name="P32" style:family="paragraph" style:parent-style-name="Text_20_body" style:list-style-name="L8"/>
    <style:style style:name="P33" style:family="paragraph" style:parent-style-name="Text_20_body" style:list-style-name="L8">
      <style:paragraph-properties fo:margin-top="0cm" fo:margin-bottom="0cm" style:contextual-spacing="false"/>
    </style:style>
    <style:style style:name="P34" style:family="paragraph" style:parent-style-name="Text_20_body" style:list-style-name="L8">
      <style:text-properties officeooo:paragraph-rsid="001ef31e"/>
    </style:style>
    <style:style style:name="P35" style:family="paragraph" style:parent-style-name="Text_20_body" style:list-style-name="L8">
      <style:paragraph-properties fo:margin-top="0cm" fo:margin-bottom="0cm" style:contextual-spacing="false"/>
      <style:text-properties officeooo:paragraph-rsid="001ef31e"/>
    </style:style>
    <style:style style:name="P36" style:family="paragraph" style:parent-style-name="Text_20_body" style:list-style-name="L4">
      <style:text-properties officeooo:rsid="001ef31e" officeooo:paragraph-rsid="001ef31e"/>
    </style:style>
    <style:style style:name="P37" style:family="paragraph" style:parent-style-name="Text_20_body">
      <style:paragraph-properties fo:margin-top="0cm" fo:margin-bottom="0cm" style:contextual-spacing="false"/>
      <style:text-properties officeooo:paragraph-rsid="001ef31e"/>
    </style:style>
    <style:style style:name="T1" style:family="text">
      <style:text-properties officeooo:rsid="001ef31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802.11N LINUX SERVER CONFIGURATIONS AND SERVICES</text:h>
      <text:h text:style-name="Heading_20_2" text:outline-level="2">Part 1: Install 802.11N Drivers</text:h>
      <text:h text:style-name="Heading_20_3" text:outline-level="3">Resources:</text:h>
      <text:list text:style-name="L1">
        <text:list-item>
          <text:p text:style-name="P21"><text:a xlink:type="simple" xlink:href="https://github.com/gnab/rtl8812au" text:style-name="Internet_20_link" text:visited-style-name="Visited_20_Internet_20_Link">GitHub Repository</text:a> <text:span text:style-name="T1">[https://github.com/gnab/rtl8812au]</text:span></text:p>
        </text:list-item>
        <text:list-item>
          <text:p text:style-name="P22"><text:a xlink:type="simple" xlink:href="https://www.youtube.com/watch?v=fVBE9gDs_aQ" text:style-name="Internet_20_link" text:visited-style-name="Visited_20_Internet_20_Link">YouTube Video</text:a> <text:span text:style-name="T1">[</text:span><text:a xlink:type="simple" xlink:href="https://www.youtube.com/watch?v=fVBE9gDs_aQ" text:style-name="Internet_20_link" text:visited-style-name="Visited_20_Internet_20_Link"><text:span text:style-name="T1">https://www.youtube.com/watch?v=fVBE9gDs_aQ</text:span></text:a><text:span text:style-name="T1">] </text:span>🚀🚀🚀 </text:p>
        </text:list-item>
      </text:list>
      <text:p text:style-name="Horizontal_20_Line"/>
      <text:h text:style-name="Heading_20_2" text:outline-level="2">Part 2: Set Hotspot on the Wi-Fi Card (usually wlan1)</text:h>
      <text:p text:style-name="Text_20_body">Follow the guide here: <text:a xlink:type="simple" xlink:href="https://woshub.com/create-wi-fi-access-point-hotspot-linux/" text:style-name="Internet_20_link" text:visited-style-name="Visited_20_Internet_20_Link">Create Wi-Fi Access Point/Hotspot in Linux</text:a> 📡📡📡</text:p>
      <text:p text:style-name="Horizontal_20_Line"/>
      <text:h text:style-name="Heading_20_2" text:outline-level="2">Part 3: Install MySQL in Linux</text:h>
      <text:p text:style-name="Preformatted_20_Text"><text:span text:style-name="Source_20_Text">sudo apt-get update</text:span></text:p>
      <text:p text:style-name="P4"><text:span text:style-name="Source_20_Text">sudo apt-get install mysql-server mysql-client</text:span></text:p>
      <text:p text:style-name="Text_20_body">🎉🎉🎉</text:p>
      <text:p text:style-name="Horizontal_20_Line"/>
      <text:h text:style-name="Heading_20_2" text:outline-level="2">Part 4: Configure MySQL in Linux</text:h>
      <text:p text:style-name="Preformatted_20_Text"><text:span text:style-name="Source_20_Text">sudo mysql -u root</text:span></text:p>
      <text:p text:style-name="Preformatted_20_Text"/>
      <text:p text:style-name="Preformatted_20_Text"><text:span text:style-name="Source_20_Text">CREATE USER 'yourusername'@'localhost' IDENTIFIED BY 'yourpassword';</text:span></text:p>
      <text:p text:style-name="Preformatted_20_Text"><text:span text:style-name="Source_20_Text">GRANT ALL PRIVILEGES ON HDSS.* TO 'hydot'@'localhost';</text:span></text:p>
      <text:p text:style-name="Preformatted_20_Text"><text:span text:style-name="Source_20_Text">FLUSH PRIVILEGES;</text:span></text:p>
      <text:p text:style-name="Preformatted_20_Text"/>
      <text:p text:style-name="P4"><text:span text:style-name="Source_20_Text">exit;</text:span></text:p>
      <text:p text:style-name="Text_20_body">🔥🔥🔥</text:p>
      <text:p text:style-name="Horizontal_20_Line"/>
      <text:h text:style-name="Heading_20_2" text:outline-level="2">Part 5: Make MySQL Start on Startup</text:h>
      <text:p text:style-name="Preformatted_20_Text"><text:span text:style-name="Source_20_Text">sudo systemctl enable mysql</text:span></text:p>
      <text:p text:style-name="Preformatted_20_Text"><text:span text:style-name="Source_20_Text">sudo systemctl start mysql</text:span></text:p>
      <text:p text:style-name="P4"><text:span text:style-name="Source_20_Text">sudo systemctl status mysql</text:span></text:p>
      <text:p text:style-name="Text_20_body">💾💾💾</text:p>
      <text:p text:style-name="Horizontal_20_Line"/>
      <text:h text:style-name="Heading_20_2" text:outline-level="2"><text:soft-page-break/>Part 6: Configure .NET to Use MySQL Database and Allow Remote Connections</text:h>
      <text:h text:style-name="Heading_20_3" text:outline-level="3">Steps:</text:h>
      <text:list text:style-name="L2">
        <text:list-item>
          <text:p text:style-name="P24">Delete the <text:span text:style-name="Source_20_Text">Migrations</text:span> folder (if it exists). </text:p>
        </text:list-item>
        <text:list-item>
          <text:p text:style-name="P23">Install Entity Framework Core and MySQL packages: </text:p>
          <text:p text:style-name="P5"><text:span text:style-name="Source_20_Text">dotnet add package Microsoft.EntityFrameworkCore</text:span></text:p>
          <text:p text:style-name="P6"><text:span text:style-name="Source_20_Text">dotnet add package Pomelo.EntityFrameworkCore.MySql</text:span></text:p>
        </text:list-item>
        <text:list-item>
          <text:p text:style-name="P23">Update your <text:span text:style-name="Source_20_Text">DbContext</text:span> class: </text:p>
          <text:p text:style-name="P5"><text:span text:style-name="Source_20_Text">protected override void OnConfiguring(DbContextOptionsBuilder optionsBuilder)</text:span></text:p>
          <text:p text:style-name="P5"><text:span text:style-name="Source_20_Text">{</text:span></text:p>
          <text:p text:style-name="P5"><text:span text:style-name="Source_20_Text"><text:s text:c="4"/>if (!optionsBuilder.IsConfigured)</text:span></text:p>
          <text:p text:style-name="P5"><text:span text:style-name="Source_20_Text"><text:s text:c="4"/>{</text:span></text:p>
          <text:p text:style-name="P5"><text:span text:style-name="Source_20_Text"><text:s text:c="8"/>optionsBuilder.UseMySQL("Server=localhost;Port=3306;Database=HDSS;User=hydot;Password=SolDanKoHy1;");</text:span></text:p>
          <text:p text:style-name="P5"><text:span text:style-name="Source_20_Text"><text:s text:c="4"/>}</text:span></text:p>
          <text:p text:style-name="P6"><text:span text:style-name="Source_20_Text">}</text:span></text:p>
        </text:list-item>
        <text:list-item>
          <text:p text:style-name="P23">In <text:span text:style-name="Source_20_Text">Program.cs</text:span>, configure Kestrel: </text:p>
          <text:p text:style-name="P6"><text:span text:style-name="Source_20_Text">serverOptions.ListenAnyIp(5000);</text:span></text:p>
        </text:list-item>
      </text:list>
      <text:p text:style-name="Text_20_body">📋📋📋</text:p>
      <text:p text:style-name="Horizontal_20_Line"/>
      <text:h text:style-name="Heading_20_2" text:outline-level="2">Part 7: Make the .NET Application Start Automatically</text:h>
      <text:h text:style-name="Heading_20_3" text:outline-level="3">Steps:</text:h>
      <text:list text:style-name="L3">
        <text:list-item>
          <text:p text:style-name="P25">Create a systemd service file: </text:p>
          <text:p text:style-name="P8"><text:span text:style-name="Source_20_Text">sudo nano /etc/systemd/system/hdss.service</text:span></text:p>
        </text:list-item>
        <text:list-item>
          <text:p text:style-name="P25">Add the following content: </text:p>
          <text:p text:style-name="P7"><text:span text:style-name="Source_20_Text">[Unit]</text:span></text:p>
          <text:p text:style-name="P7"><text:span text:style-name="Source_20_Text">Description=Hydot School System</text:span></text:p>
          <text:p text:style-name="P7"><text:span text:style-name="Source_20_Text">After=network.target</text:span></text:p>
          <text:p text:style-name="P7"/>
          <text:p text:style-name="P7"><text:span text:style-name="Source_20_Text">[Service]</text:span></text:p>
          <text:p text:style-name="P7"><text:span text:style-name="Source_20_Text">WorkingDirectory=/home/hydot/Desktop/HDSS_Backend</text:span></text:p>
          <text:p text:style-name="P7"><text:span text:style-name="Source_20_Text">ExecStart=/usr/bin/dotnet watch run</text:span></text:p>
          <text:p text:style-name="P7"><text:span text:style-name="Source_20_Text">Restart=always</text:span></text:p>
          <text:p text:style-name="P7"><text:span text:style-name="Source_20_Text">RestartSec=10</text:span></text:p>
          <text:p text:style-name="P7"/>
          <text:p text:style-name="P7"><text:span text:style-name="Source_20_Text">[Install]</text:span></text:p>
          <text:p text:style-name="P8"><text:span text:style-name="Source_20_Text">WantedBy=multi-user.target</text:span></text:p>
        </text:list-item>
        <text:list-item>
          <text:p text:style-name="P25">Enable and start the service: </text:p>
          <text:p text:style-name="P7"><text:span text:style-name="Source_20_Text">sudo systemctl enable hdss</text:span></text:p>
          <text:p text:style-name="P8"><text:soft-page-break/><text:span text:style-name="Source_20_Text">sudo systemctl start hdss</text:span></text:p>
        </text:list-item>
      </text:list>
      <text:p text:style-name="Text_20_body">⚙️⚙️⚙️</text:p>
      <text:p text:style-name="Horizontal_20_Line"/>
      <text:h text:style-name="Heading_20_2" text:outline-level="2">Part 8: Install Webmin</text:h>
      <text:h text:style-name="Heading_20_3" text:outline-level="3">Steps:</text:h>
      <text:list xml:id="list3592613784" text:style-name="L4">
        <text:list-item>
          <text:p text:style-name="P26">Update your package list: </text:p>
          <text:p text:style-name="P10"><text:span text:style-name="Source_20_Text">sudo apt update</text:span></text:p>
        </text:list-item>
        <text:list-item>
          <text:p text:style-name="P26">Install dependencies: </text:p>
          <text:p text:style-name="P10"><text:span text:style-name="Source_20_Text">sudo apt install wget apt-transport-https software-properties-common</text:span></text:p>
        </text:list-item>
        <text:list-item>
          <text:p text:style-name="P26">Add the Webmin repository: </text:p>
          <text:p text:style-name="P9"><text:span text:style-name="Source_20_Text">wget -qO- http://www.webmin.com/jcameron-key.asc | sudo apt-key add -</text:span></text:p>
          <text:p text:style-name="P10"><text:span text:style-name="Source_20_Text">sudo add-apt-repository "deb http://download.webmin.com/download/repository sarge contrib"</text:span></text:p>
        </text:list-item>
        <text:list-item>
          <text:p text:style-name="P26">Install Webmin: </text:p>
          <text:p text:style-name="P9"><text:span text:style-name="Source_20_Text">sudo apt update</text:span></text:p>
          <text:p text:style-name="P10"><text:span text:style-name="Source_20_Text">sudo apt install webmin</text:span></text:p>
        </text:list-item>
        <text:list-item>
          <text:p text:style-name="P27">Access Webmin: </text:p>
          <text:list>
            <text:list-item>
              <text:p text:style-name="P26">Open a browser and navigate to <text:span text:style-name="Source_20_Text">https://&lt;server_ip&gt;:10000</text:span>. 🖥️🖥️🖥️ </text:p>
            </text:list-item>
            <text:list-item>
              <text:p text:style-name="P36">Log in with your kali linux login credentials </text:p>
            </text:list-item>
          </text:list>
        </text:list-item>
      </text:list>
      <text:p text:style-name="Horizontal_20_Line"/>
      <text:h text:style-name="Heading_20_2" text:outline-level="2">Part 9: Install phpMyAdmin</text:h>
      <text:h text:style-name="Heading_20_3" text:outline-level="3">Steps:</text:h>
      <text:list text:style-name="L5">
        <text:list-item>
          <text:p text:style-name="P28">Install phpMyAdmin: </text:p>
          <text:p text:style-name="P12"><text:span text:style-name="Source_20_Text">sudo apt install phpmyadmin</text:span></text:p>
        </text:list-item>
        <text:list-item>
          <text:p text:style-name="P29">Configure Apache (or Nginx) for phpMyAdmin: </text:p>
          <text:list>
            <text:list-item>
              <text:p text:style-name="P28">For Apache: </text:p>
              <text:p text:style-name="P12"><text:span text:style-name="Source_20_Text">sudo nano /etc/apache2/conf-enabled/phpmyadmin.conf</text:span></text:p>
              <text:p text:style-name="P28">Ensure the following lines exist: </text:p>
              <text:p text:style-name="P11"><text:span text:style-name="Source_20_Text">Alias /phpmyadmin /usr/share/phpmyadmin</text:span></text:p>
              <text:p text:style-name="P11"/>
              <text:p text:style-name="P11"><text:span text:style-name="Source_20_Text">&lt;Directory /usr/share/phpmyadmin&gt;</text:span></text:p>
              <text:p text:style-name="P11"><text:span text:style-name="Source_20_Text"><text:s text:c="4"/>Options FollowSymLinks</text:span></text:p>
              <text:p text:style-name="P11"><text:span text:style-name="Source_20_Text"><text:s text:c="4"/>DirectoryIndex index.php</text:span></text:p>
              <text:p text:style-name="P11"><text:span text:style-name="Source_20_Text"><text:s text:c="4"/>Require all granted</text:span></text:p>
              <text:p text:style-name="P12"><text:span text:style-name="Source_20_Text">&lt;/Directory&gt;</text:span></text:p>
              <text:p text:style-name="P28"><text:soft-page-break/>Restart Apache: </text:p>
              <text:p text:style-name="P12"><text:span text:style-name="Source_20_Text">sudo systemctl restart apache2</text:span></text:p>
            </text:list-item>
          </text:list>
        </text:list-item>
      </text:list>
      <text:p text:style-name="Text_20_body">🌐🌐🌐</text:p>
      <text:p text:style-name="Horizontal_20_Line"/>
      <text:h text:style-name="Heading_20_2" text:outline-level="2">Part 10: Create Virtual Hosts and Install Nginx</text:h>
      <text:h text:style-name="Heading_20_3" text:outline-level="3">Steps:</text:h>
      <text:list text:style-name="L6">
        <text:list-item>
          <text:p text:style-name="P30">Install Nginx: </text:p>
          <text:p text:style-name="P14"><text:span text:style-name="Source_20_Text">sudo apt install nginx</text:span></text:p>
        </text:list-item>
        <text:list-item>
          <text:p text:style-name="P30">Create a virtual host: </text:p>
          <text:p text:style-name="P14"><text:span text:style-name="Source_20_Text">sudo nano /etc/nginx/sites-available/myapp</text:span></text:p>
        </text:list-item>
        <text:list-item>
          <text:p text:style-name="P30">Add the following configuration: </text:p>
          <text:p text:style-name="P13"><text:span text:style-name="Source_20_Text">server {</text:span></text:p>
          <text:p text:style-name="P13"><text:span text:style-name="Source_20_Text"><text:s text:c="4"/>listen 80;</text:span></text:p>
          <text:p text:style-name="P13"><text:span text:style-name="Source_20_Text"><text:s text:c="4"/>server_name myapp.local;</text:span></text:p>
          <text:p text:style-name="P13"/>
          <text:p text:style-name="P13"><text:span text:style-name="Source_20_Text"><text:s text:c="4"/>location / {</text:span></text:p>
          <text:p text:style-name="P13"><text:span text:style-name="Source_20_Text"><text:s text:c="8"/>proxy_pass http://127.0.0.1:3000; # Adjust port as needed</text:span></text:p>
          <text:p text:style-name="P13"><text:span text:style-name="Source_20_Text"><text:s text:c="8"/>proxy_set_header Host $host;</text:span></text:p>
          <text:p text:style-name="P13"><text:span text:style-name="Source_20_Text"><text:s text:c="8"/>proxy_set_header X-Real-IP $remote_addr;</text:span></text:p>
          <text:p text:style-name="P13"><text:span text:style-name="Source_20_Text"><text:s text:c="8"/>proxy_set_header X-Forwarded-For $proxy_add_x_forwarded_for;</text:span></text:p>
          <text:p text:style-name="P13"><text:span text:style-name="Source_20_Text"><text:s text:c="4"/>}</text:span></text:p>
          <text:p text:style-name="P14"><text:span text:style-name="Source_20_Text">}</text:span></text:p>
        </text:list-item>
        <text:list-item>
          <text:p text:style-name="P30">Enable the site: </text:p>
          <text:p text:style-name="P14"><text:span text:style-name="Source_20_Text">sudo ln -s /etc/nginx/sites-available/myapp /etc/nginx/sites-enabled/</text:span></text:p>
        </text:list-item>
        <text:list-item>
          <text:p text:style-name="P30">Restart Nginx: </text:p>
          <text:p text:style-name="P14"><text:span text:style-name="Source_20_Text">sudo systemctl restart nginx</text:span></text:p>
        </text:list-item>
      </text:list>
      <text:p text:style-name="Text_20_body">✨✨✨</text:p>
      <text:p text:style-name="Horizontal_20_Line"/>
      <text:h text:style-name="Heading_20_2" text:outline-level="2">Part 11: Run the Frontend on Nginx on a Specific Port</text:h>
      <text:h text:style-name="Heading_20_3" text:outline-level="3">Steps:</text:h>
      <text:list text:style-name="L7">
        <text:list-item>
          <text:p text:style-name="P31">Build your frontend application (React/Vue/Angular): </text:p>
          <text:p text:style-name="P16"><text:span text:style-name="Source_20_Text">npm run build</text:span></text:p>
        </text:list-item>
        <text:list-item>
          <text:p text:style-name="P31">Copy the build files to <text:span text:style-name="Source_20_Text">/var/www/myfrontend</text:span>: </text:p>
          <text:p text:style-name="P16"><text:span text:style-name="Source_20_Text">sudo cp -r build/* /var/www/myfrontend/</text:span></text:p>
        </text:list-item>
        <text:list-item>
          <text:p text:style-name="P31"><text:soft-page-break/>Update the Nginx configuration: </text:p>
          <text:p text:style-name="P16"><text:span text:style-name="Source_20_Text">sudo nano /etc/nginx/sites-available/frontend</text:span></text:p>
        </text:list-item>
        <text:list-item>
          <text:p text:style-name="P31">Add the configuration: </text:p>
          <text:p text:style-name="P15"><text:span text:style-name="Source_20_Text">server {</text:span></text:p>
          <text:p text:style-name="P15"><text:span text:style-name="Source_20_Text"><text:s text:c="4"/>listen 8080;</text:span></text:p>
          <text:p text:style-name="P15"><text:span text:style-name="Source_20_Text"><text:s text:c="4"/>server_name frontend.local;</text:span></text:p>
          <text:p text:style-name="P15"/>
          <text:p text:style-name="P15"><text:span text:style-name="Source_20_Text"><text:s text:c="4"/>root /var/www/myfrontend;</text:span></text:p>
          <text:p text:style-name="P15"><text:span text:style-name="Source_20_Text"><text:s text:c="4"/>index index.html;</text:span></text:p>
          <text:p text:style-name="P15"/>
          <text:p text:style-name="P15"><text:span text:style-name="Source_20_Text"><text:s text:c="4"/>location / {</text:span></text:p>
          <text:p text:style-name="P15"><text:span text:style-name="Source_20_Text"><text:s text:c="8"/>try_files $uri /index.html;</text:span></text:p>
          <text:p text:style-name="P15"><text:span text:style-name="Source_20_Text"><text:s text:c="4"/>}</text:span></text:p>
          <text:p text:style-name="P16"><text:span text:style-name="Source_20_Text">}</text:span></text:p>
        </text:list-item>
        <text:list-item>
          <text:p text:style-name="P31">Enable the site and restart Nginx: </text:p>
          <text:p text:style-name="P15"><text:span text:style-name="Source_20_Text">sudo ln -s /etc/nginx/sites-available/frontend /etc/nginx/sites-enabled/</text:span></text:p>
          <text:p text:style-name="P16"><text:span text:style-name="Source_20_Text">sudo systemctl restart nginx</text:span></text:p>
        </text:list-item>
      </text:list>
      <text:p text:style-name="Text_20_body">🎨🎨🎨</text:p>
      <text:p text:style-name="Horizontal_20_Line"/>
      <text:h text:style-name="Heading_20_2" text:outline-level="2">Part 12: Configure Subdomains Locally</text:h>
      <text:h text:style-name="Heading_20_3" text:outline-level="3">Steps:</text:h>
      <text:list xml:id="list2742016147" text:style-name="L8">
        <text:list-item>
          <text:p text:style-name="P32">Open the <text:span text:style-name="Source_20_Text">hosts</text:span> file on your local machine: </text:p>
          <text:p text:style-name="P18"><text:span text:style-name="Source_20_Text">sudo nano /etc/hosts</text:span></text:p>
        </text:list-item>
        <text:list-item>
          <text:p text:style-name="P32">Add entries for your subdomains: </text:p>
          <text:p text:style-name="P17"><text:span text:style-name="Source_20_Text">127.0.0.1 myapp.local</text:span></text:p>
          <text:p text:style-name="P18"><text:span text:style-name="Source_20_Text">127.0.0.1 frontend.local</text:span></text:p>
        </text:list-item>
        <text:list-item>
          <text:p text:style-name="P33">Save the file and test accessing the subdomains in your browser: </text:p>
          <text:list>
            <text:list-item>
              <text:p text:style-name="P33"><text:span text:style-name="Source_20_Text">http://myapp.local</text:span> </text:p>
            </text:list-item>
            <text:list-item>
              <text:p text:style-name="P32"><text:span text:style-name="Source_20_Text">http://frontend.local:8080</text:span> 🏠🏠🏠 </text:p>
            </text:list-item>
          </text:list>
        </text:list-item>
      </text:list>
      <text:p text:style-name="Horizontal_20_Line"/>
      <text:h text:style-name="P1" text:outline-level="2">Part 1<text:span text:style-name="T1">3</text:span>: <text:tab/><text:span text:style-name="T1">Install Dotnet</text:span></text:h>
      <text:h text:style-name="P2" text:outline-level="3">Steps:</text:h>
      <text:list xml:id="list163642669270140" text:continue-numbering="true" text:style-name="L8">
        <text:list-item>
          <text:p text:style-name="P34">Add the Microsoft Package Repository: </text:p>
          <text:p text:style-name="P19"><text:span text:style-name="Source_20_Text">wget https://packages.microsoft.com/config/debian/11/packages-microsoft-prod.deb -O packages-microsoft-prod.deb</text:span></text:p>
          <text:p text:style-name="P19"><text:span text:style-name="Source_20_Text">sudo dpkg -i packages-microsoft-prod.deb</text:span></text:p>
        </text:list-item>
        <text:list-item>
          <text:p text:style-name="P34"><text:soft-page-break/>Install Required Dependencies: </text:p>
          <text:p text:style-name="P20"><text:span text:style-name="Source_20_Text">sudo apt update</text:span></text:p>
          <text:p text:style-name="P20"><text:span text:style-name="Source_20_Text">sudo apt install -y apt-transport-https</text:span></text:p>
          <text:p text:style-name="P20"><text:span text:style-name="Source_20_Text"/></text:p>
        </text:list-item>
        <text:list-item>
          <text:p text:style-name="P35">Install .NET SDK or Runtime </text:p>
          <text:list>
            <text:list-header>
              <text:p text:style-name="P35">sudo apt install -y dotnet-sdk-<text:span text:style-name="T1">8</text:span>.0</text:p>
            </text:list-header>
          </text:list>
        </text:list-item>
      </text:list>
      <text:p text:style-name="P37"><text:tab/><text:tab/>dotnet --version</text:p>
      <text:p text:style-name="P3"/>
      <text:h text:style-name="P1" text:outline-level="2"/>
      <text:h text:style-name="Heading_20_2" text:outline-level="2"/>
      <text:h text:style-name="Heading_20_2" text:outline-level="2">Final Note</text:h>
      <text:p text:style-name="Text_20_body">This guide covers setting up essential configurations for a Linux server to handle various services, applications, and subdomains efficiently. Ensure you adapt configurations as necessary to fit your specific needs. 📚📚📚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16:16:54.274218084</meta:creation-date>
    <dc:date>2024-12-19T16:36:40.582875096</dc:date>
    <meta:editing-duration>PT19M46S</meta:editing-duration>
    <meta:editing-cycles>1</meta:editing-cycles>
    <meta:document-statistic meta:table-count="0" meta:image-count="0" meta:object-count="0" meta:page-count="6" meta:paragraph-count="159" meta:word-count="627" meta:character-count="4963" meta:non-whitespace-character-count="4391"/>
    <meta:generator>LibreOffice/7.5.3.2$MacOSX_X86_64 LibreOffice_project/9f56dff12ba03b9acd7730a5a481eea045e468f3</meta:generator>
  </office:meta>
</office:document-meta>
</file>